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15.06.2017</text:date>, <text:time>13:11: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5T13:11:23.68</dc:date>
    <meta:editing-duration>P179DT12H20M5S</meta:editing-duration>
    <meta:editing-cycles>871</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End If
	TPattern = out
End Function

Function Pattern_Any()
	Static out As Object : If isNull(out) Then
		out = singletonVal(findDataCtor(TPattern, "Any"))
		out.str = TPattern_toString(out)
	End If
	Pattern_Any = out
End Function

Function patAny()
	Static out As Object : If isNull(out) Then
		out = singletonVal(findDataCtor(TPattern, "Any"))
		out.str = TPattern_toString(out)
	End If
	patAny = out
End Function

Function Pattern_Var(Optional nm)
	Static c As Object : If isNull(c) Then
		c = findDataCtor(TPattern, "Var")
	End If
	Dim out
	If isMissing(nm) Then
		out = applyDC(c)
	Else
		out = applyDC(c, nm)
		out.str = TPattern_toString(out)
	End If
	Pattern_Var = out
End Function

Function patVar(Optional nm)
	Static c As Object : If isNull(c) Then
		c = findDataCtor(TPattern, "Var")
	End If
	Dim out
	If isMissing(nm) Then
		out = applyDC(c)
	Else
		out = applyDC(c, nm)
		out.str = TPattern_toString(out)
	End If
	patVar = out
End Function

Function Pattern_Var_name(Optional x)
	Static c As Object : If isNull(c) Then
		c = findDataCtor(TPattern, "Var")
	End If
	Pattern_Var_name = _destructure(c, 0, x)
End Function

Function Pattern_Const(Optional val)
	Static c As Object : If isNull(c) Then
		c = findDataCtor(TPattern, "Const")
	End If
	Dim out
	If isMissing(val) Then
		out = applyDC(c)
	Else
		out = applyDC(c, val)
		out.str = TPattern_toString(out)
	End If
	Pattern_Const = out
End Function

Function patConst(Optional val)
	Static c As Object : If isNull(c) Then
		c = findDataCtor(TPattern, "Const")
	End If
	Dim out
	If isMissing(val) Then
		out = applyDC(c)
	Else
		out = applyDC(c, val)
		out.str = TPattern_toString(out)
	End If
	patConst = out
End Function

Function Pattern_Const_value(Optional x)
	Static c As Object : If isNull(c) Then
		c = findDataCtor(TPattern, "Const")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TPattern_toString(out)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findDataCtor(TPattern, "Data")
	End If
	Pattern_Data_ctor = _destructure(c, 0, x)
End Function

Function Pattern_Data_args(Optional x)
	Static c As Object : If isNull(c) Then
		c = findDataCtor(TPattern, "Data")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Dim idcP As Long
	On Local Error Goto TPattern_toSrc_error
	idcP = _id(_ctor(p))
	On Local Error Goto 0
	Select Case idcP
		Case idAny
			out = "_"
		Case idVar
			out = Pattern_Var_name(p)
		Case idConst
			Dim v : v = Pattern_Const_value(p)
			If isEmpty(v) Then
				out = "()"
			Else
				out = toString(v)
			End If
		Case idData
			Dim c  : c  = Pattern_Data_ctor(p)
			Dim ps : ps = Pattern_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_ctor(pAny)
		id_cpAny   = _id(cpAny)
		id_cpVar   = _id(_ctor(patVar("x")))
		id_cpConst = _id(_ctor(pat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Any()
	assert_hasCtor(vAny, cAny).x
	' returns the same value again:
	assert_same(patAny(), vAny).x
End Function

Function test_Pattern_Var()
	Dim cVar : cVar = findDataCtor(TPattern, "Var")
	Dim vVar : vVar = patVar("foo")
	assert_hasCtor(vVar, cVar).x
	' destructure:
	assertEqual(Pattern_Var_name(vVar), "foo").x
	
	assertEqual(isFn(patVar()), True).x
	'assertThrows(patVar, Array(1)).x	' TODO: typecheck in applyDC
End Function

Function test_Pattern_Const()
	Dim cConst : cConst = findDataCtor(TPattern, "Const")
	Dim vConst : vConst = patConst(42)
	assert_hasCtor(vConst, cConst).x
	' destructure:
	assertEqual(Pattern_Const_value(vConst), 42).x

	assertEqual(Pattern_Const_value(patConst(Nothing)), Nothing).x
	assertEqual(Pattern_Const_value(patConst(Empty)), 	 Empty).x
	assertEqual(Pattern_Const_value(patConst("qmbl")),  "qmbl").x
	
	assertEqual(isFn(pat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Any),		True).x
	
	assertEqual(isPattern(patConst(Empty)), 	True).x
	assertEqual(isPattern(patConst(Nothing)), 	True).x
	assertEqual(isPattern(patConst("")), 		True).x
	assertEqual(isPattern(patConst("a")),		True).x
	
	assertEqual(isPattern(patVar("a")),		True).x
	assertEqual(isPattern(patVar("b")),		True).x

	assertEqual(isPattern(patNil),	True).x
	'assert_hasType(patNil,	TPattern).x

	assertEqual(isPattern(Pattern_Data( _
		Tp.List_Cons, List(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Any
	assertEqual(TPattern_toSrc(p), "_").x
End Function

Function test_Pattern_toSrc_Var()
	Dim p
	p = patVar("x")
	assertEqual(TPattern_toSrc(p), "x").x
	p = patVar("y")
	assertEqual(TPattern_toSrc(p), "y").x
	p = patVar("foo")
	assertEqual(TPattern_toSrc(p), "foo").x
	' TODO: patVar("_") ?! &lt;--------------------------
	assertEqual(TPattern_toSrc(pat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Any
	Dim pNil As Object : pNil = patNil
	Dim varX As Object : varX = patVar("x")
	Dim varY As Object : varY = pat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_ctor(patAny)
	Dim cVar   : cVar = _ctor(patVar("x"))
	Dim cConst : cConst = findDataCtor(TPattern, "Const")
	Dim cData  : cData = findDataCtor(TPattern, "Data")
	Dim p As Object
	
	' patterns that match a pattern (patterns for a pattern)
	p = Pattern_Data(cAny, nil)
	assertEqual(TPattern_toSrc(p), "Any").x
	
	p = Pattern_Data(cVar, List(patConst("x")))
	assertEqual(TPattern_toSrc(p), "Var 'x'").x
	p = Pattern_Data(cVar, List(patVar("x")))
	assertEqual(TPattern_toSrc(p), "Var x").x
	
	' pattern that matches a list of two Var patterns having the same varname:
	p = patList(p, p)
	assertEqual(TPattern_toSrc(p), "[Var x, Var x]").x

	' pattern that matches a Const pattern
	p = Pattern_Data(cConst, List(patConst(42)))
	assertEqual(TPattern_toSrc(p), "Const 42").x

	' pattern that matches a Data pattern
	p = Pattern_Data(cData, List(patVar("ctor"), patVar("args"))
	assertEqual(TPattern_toSrc(p), "Data ctor args").x

	' pattern to match a particular data ctor (as opposed to a value *of* that ctor)
	Dim cDataCtor : cDataCtor = Tp.DataCtor
	Dim cNil      : cNil = Tp.List_Nil
	p = Pattern_Data(cDataCtor, List( _
		patConst(nameOf(cNil)), _
		patVar("argTypes"), _
		patVar("typeCtor") _
	))
	assertEqual(TPattern_toSrc(p), "DataCtor 'Nil' argTypes typeCtor").x

	' pattern that matches a pattern that matches the empty list
	p = Pattern_Data(cData, List(p, patAny))
	assertEqual(TPattern_toSrc(p), _
		"Data (DataCtor 'Nil' argTypes typeCtor) _").x
End Function

Function test_Pattern_toString()
	Dim cAny   : cAny = _ctor(patAny)
	Dim cVar   : cVar = _ctor(patVar("x"))
	Dim cConst : cConst = findDataCtor(TPattern, "Const")
	Dim cData  : cData = findDataCtor(TPattern, "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tern_Data(cVar, List(patConst("x")))
	assertEqual(TPattern_toString(p), "Pattern(" &amp; TPattern_toSrc(p) &amp; ")").x
	p = Pattern_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Any))
	
	' pattern of a non-empty list
	Dim varX  : varX  = patVar("x")
	Dim varXs : varXs = pat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Any
	Dim cpAny     : cpAny     = _ctor(pAny)
	Dim pVarX     : pVarX     = patVar("x")
	Dim pVarY     : pVarY     = patVar("y")
	Dim cpVar     : cpVar     = _ctor(pVarX)
	Dim pConst42  : pConst42  = patConst(42)
	Dim pConstFoo : pConstFoo = pat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rc(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Var("y"), patVar("x")), patVar("xs"))
	'assertEqual(generic_Data_toString(x), "Data ´Cons [y:x, xs]").x
	'assertEqual(        Data_toString(x), "(y:x):xs").x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tern_Data(Tp.List_Nil, nil)
	assertEqual(generic_Data_toString(x), "Data ´Nil []").x
	assertEqual(        Data_toString(x), TPattern_toString(x)).x
	x = Pattern_Data(Tp.List_Cons, List(patVar("x"), patVar("xs")))
	assertEqual(generic_Data_toString(x), _
		"Data ´Cons [Pattern(x), Pattern(xs)]").x
	assertEqual(        Data_toString(x), TPattern_toString(x)).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